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c8468" officeooo:paragraph-rsid="001c8468"/>
    </style:style>
    <style:style style:name="P2" style:family="paragraph" style:parent-style-name="Standard">
      <style:text-properties officeooo:rsid="001bcdbc" officeooo:paragraph-rsid="001bcdbc"/>
    </style:style>
    <style:style style:name="P3" style:family="paragraph" style:parent-style-name="Standard">
      <style:text-properties officeooo:rsid="001c5d26" officeooo:paragraph-rsid="001c5d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ãy viết chương trình tìm số có tổng các chữ số là lớn nhất trong các số được người dùng nhập vào.</text:p>
      <text:p text:style-name="P2"/>
      <text:p text:style-name="P2">INPUT</text:p>
      <text:p text:style-name="P3">Dòng đầu tiên trong input là số nguyên dương n (giá trị không quá một trăm ngàn), đây là số lượng chữ số sẽ được nhập vào</text:p>
      <text:p text:style-name="P3"/>
      <text:p text:style-name="P3">Dòng tiếp theo chứa n số nguyên, cách nhau bởi khoảng trắng. Giá trị mỗi số không quá một tỷ</text:p>
      <text:p text:style-name="P2"/>
      <text:p text:style-name="P2">OUTPUT</text:p>
      <text:p text:style-name="P3">Số có tổng các chữ số là lớn nhất. Nếu có nhiều số có cùng tổng các chữ số, xuất ra số được nhập đầu tiên </text:p>
      <text:p text:style-name="P3"/>
      <text:p text:style-name="P3">VÍ DỤ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INPUT</text:p>
          </table:table-cell>
          <table:table-cell table:style-name="Table1.B1" office:value-type="string">
            <text:p text:style-name="Table_20_Contents">OUTPUT</text:p>
          </table:table-cell>
        </table:table-row>
        <table:table-row>
          <table:table-cell table:style-name="Table1.A2" office:value-type="string">
            <text:p text:style-name="P1">5</text:p>
            <text:p text:style-name="P1">987941</text:p>
            <text:p text:style-name="P1">49846511</text:p>
            <text:p text:style-name="P1">656516</text:p>
            <text:p text:style-name="P1">1687615</text:p>
            <text:p text:style-name="P1">201652130</text:p>
          </table:table-cell>
          <table:table-cell table:style-name="Table1.B2" office:value-type="string">
            <text:p text:style-name="P1">987941</text:p>
          </table:table-cell>
        </table:table-row>
        <table:table-row>
          <table:table-cell table:style-name="Table1.A2" office:value-type="string">
            <text:p text:style-name="P1">3</text:p>
            <text:p text:style-name="P1">98165</text:p>
            <text:p text:style-name="P1">9</text:p>
            <text:p text:style-name="P1">21654791</text:p>
          </table:table-cell>
          <table:table-cell table:style-name="Table1.B2" office:value-type="string">
            <text:p text:style-name="P1">21654791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3pt" fo:language="vi" fo:country="VN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3pt" fo:language="vi" fo:country="VN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6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3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ường NGUYỄN</meta:initial-creator>
    <meta:creation-date>2014-10-10T08:49:49.197081430</meta:creation-date>
    <meta:generator>LibreOffice/5.1.6.2$Linux_X86_64 LibreOffice_project/10m0$Build-2</meta:generator>
    <dc:date>2014-12-11T11:15:31.496734966</dc:date>
    <meta:editing-duration>PT31M39S</meta:editing-duration>
    <meta:editing-cycles>3</meta:editing-cycles>
    <meta:document-statistic meta:table-count="1" meta:image-count="0" meta:object-count="0" meta:page-count="1" meta:paragraph-count="21" meta:word-count="113" meta:character-count="510" meta:non-whitespace-character-count="417"/>
  </office:meta>
</office:document-meta>
</file>